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P1" style:family="paragraph" style:parent-style-name="Standard">
      <style:text-properties style:font-name="Nimbus Roman No9 L"/>
    </style:style>
    <style:style style:name="P2" style:family="paragraph" style:parent-style-name="Standard" style:list-style-name="L1">
      <style:text-properties style:font-name="Nimbus Roman No9 L"/>
    </style:style>
    <style:style style:name="P3" style:family="paragraph" style:parent-style-name="Standard" style:list-style-name="L2">
      <style:text-properties style:font-name="Nimbus Roman No9 L"/>
    </style:style>
    <style:style style:name="P4" style:family="paragraph" style:parent-style-name="Standard" style:list-style-name="L3"/>
    <style:style style:name="P5" style:family="paragraph" style:parent-style-name="Standard" style:list-style-name="L4"/>
    <style:style style:name="P6" style:family="paragraph" style:parent-style-name="Standard" style:list-style-name="L5"/>
    <style:style style:name="T1" style:family="text">
      <style:text-properties style:font-name="Nimbus Roman No9 L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1</text:p>
      <text:list xml:id="list1268099775" text:style-name="L1">
        <text:list-item>
          <text:p text:style-name="P2">Inheritance</text:p>
        </text:list-item>
        <text:list-item>
          <text:p text:style-name="P2">getClass()</text:p>
        </text:list-item>
        <text:list-item>
          <text:p text:style-name="P2"><text:span text:style-name="T1">hashCode() </text:span></text:p>
        </text:list-item>
      </text:list>
      <text:p text:style-name="P1">test2</text:p>
      <text:list xml:id="list968063247" text:style-name="L2">
        <text:list-item>
          <text:p text:style-name="P3">Properties</text:p>
        </text:list-item>
      </text:list>
      <text:p text:style-name="P1">test3</text:p>
      <text:list xml:id="list669156050" text:style-name="L3">
        <text:list-item>
          <text:p text:style-name="P4"><text:span text:style-name="T1">Static members</text:span></text:p>
        </text:list-item>
        <text:list-item>
          <text:p text:style-name="P4"><text:span text:style-name="T1">Calling private from inside instance</text:span></text:p>
        </text:list-item>
      </text:list>
      <text:p text:style-name="Standard"><text:span text:style-name="T1">test4</text:span></text:p>
      <text:list xml:id="list499768891" text:style-name="L4">
        <text:list-item>
          <text:p text:style-name="P5"><text:span text:style-name="T1">Control statements and maths</text:span></text:p>
        </text:list-item>
        <text:list-item>
          <text:p text:style-name="P5"><text:span text:style-name="T1">And embedded control.</text:span></text:p>
        </text:list-item>
      </text:list>
      <text:p text:style-name="Standard"><text:span text:style-name="T1">test5</text:span></text:p>
      <text:list xml:id="list1250883374" text:style-name="L5">
        <text:list-item>
          <text:p text:style-name="P6"><text:span text:style-name="T1">Everything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LGC Sans" style:font-size-asian="12pt" style:language-asian="zxx" style:country-asian="none" style:font-name-complex="DejaVu LGC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LGC Sans" style:font-size-asian="14pt" style:font-name-complex="DejaVu LGC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ndrew Stone</meta:initial-creator>
    <meta:creation-date>2010-10-21T10:06:54</meta:creation-date>
    <meta:document-statistic meta:table-count="0" meta:image-count="0" meta:object-count="0" meta:page-count="1" meta:paragraph-count="14" meta:word-count="33" meta:character-count="185"/>
    <dc:date>2010-10-21T10:12:13</dc:date>
    <dc:creator>Andrew Stone</dc:creator>
    <meta:editing-duration>PT00H05M20S</meta:editing-duration>
    <meta:editing-cycles>1</meta:editing-cycles>
    <meta:generator>OpenOffice.org/3.0$Linux OpenOffice.org_project/300m15$Build-9379</meta:generator>
  </office:meta>
</office:document-meta>
</file>